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4pt" fo:language="de" fo:country="DE" style:text-underline-style="solid" style:text-underline-width="auto" style:text-underline-color="font-color" fo:font-weight="bold" style:font-size-asian="14pt" style:font-weight-asian="bold" style:font-size-complex="14pt" style:font-weight-complex="bold"/>
    </style:style>
    <style:style style:name="P2" style:family="paragraph" style:parent-style-name="Standard">
      <style:text-properties fo:font-size="14pt" fo:language="de" fo:country="DE" style:text-underline-style="solid" style:text-underline-width="auto" style:text-underline-color="font-color" fo:font-weight="normal" style:font-size-asian="14pt" style:font-weight-asian="normal" style:font-size-complex="14pt" style:font-weight-complex="normal"/>
    </style:style>
    <style:style style:name="P3"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4"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5"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6" style:family="paragraph" style:parent-style-name="Standard">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7" style:family="paragraph" style:parent-style-name="Standard">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8" style:family="paragraph" style:parent-style-name="Standard">
      <style:paragraph-properties fo:margin-left="1.251cm" fo:margin-right="0cm" fo:text-indent="0cm" style:auto-text-indent="false"/>
    </style:style>
    <style:style style:name="P9" style:family="paragraph" style:parent-style-name="Standard">
      <style:paragraph-properties fo:margin-left="1.251cm" fo:margin-right="0cm" fo:text-indent="0cm" style:auto-text-indent="false"/>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0" style:family="paragraph" style:parent-style-name="Standard">
      <style:paragraph-properties fo:margin-left="1.251cm" fo:margin-right="0cm" fo:text-indent="0cm" style:auto-text-indent="false"/>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1" style:family="paragraph" style:parent-style-name="Standard">
      <style:paragraph-properties fo:margin-left="0cm" fo:margin-right="0cm" fo:text-indent="0cm" style:auto-text-indent="false"/>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12" style:family="paragraph" style:parent-style-name="Standard">
      <style:paragraph-properties fo:padding="0.074cm" fo:border-left="none" fo:border-right="none" fo:border-top="none" fo:border-bottom="0.035cm solid #000000" style:join-border="false"/>
      <style:text-properties fo:font-size="14pt" fo:language="de" fo:country="DE" style:text-underline-style="none" fo:font-weight="bold" style:font-size-asian="14pt" style:font-weight-asian="bold" style:font-size-complex="14pt" style:font-weight-complex="bold"/>
    </style:style>
    <style:style style:name="P13" style:family="paragraph" style:parent-style-name="Standard" style:list-style-name="L1">
      <style:text-properties fo:language="de" fo:country="DE"/>
    </style:style>
    <style:style style:name="P14" style:family="paragraph" style:parent-style-name="Standard" style:list-style-name="L1">
      <style:text-properties fo:language="de" fo:country="DE" fo:font-style="normal" style:font-style-asian="normal" style:font-style-complex="normal"/>
    </style:style>
    <style:style style:name="P15" style:family="paragraph" style:parent-style-name="Standard">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6" style:family="paragraph" style:parent-style-name="Standard" style:list-style-name="L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7" style:family="paragraph" style:parent-style-name="Standard" style:list-style-name="L12">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8" style:family="paragraph" style:parent-style-name="Standard" style:list-style-name="L13">
      <style:text-properties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P19" style:family="paragraph" style:parent-style-name="Standard">
      <style:text-properties fo:font-size="14pt" fo:language="de" fo:country="DE" style:text-underline-style="none" fo:font-weight="normal" style:font-size-asian="14pt" style:font-weight-asian="normal" style:font-size-complex="14pt" style:font-weight-complex="normal"/>
    </style:style>
    <style:style style:name="P20" style:family="paragraph" style:parent-style-name="Standard" style:list-style-name="L2">
      <style:text-properties fo:font-size="14pt" fo:language="de" fo:country="DE" style:text-underline-style="none" fo:font-weight="normal" style:font-size-asian="14pt" style:font-weight-asian="normal" style:font-size-complex="14pt" style:font-weight-complex="normal"/>
    </style:style>
    <style:style style:name="P21" style:family="paragraph" style:parent-style-name="Standard" style:list-style-name="L3">
      <style:text-properties fo:font-size="14pt" fo:language="de" fo:country="DE" style:text-underline-style="none" fo:font-weight="normal" style:font-size-asian="14pt" style:font-weight-asian="normal" style:font-size-complex="14pt" style:font-weight-complex="normal"/>
    </style:style>
    <style:style style:name="P22" style:family="paragraph" style:parent-style-name="Standard" style:list-style-name="L5">
      <style:text-properties fo:font-size="14pt" fo:language="de" fo:country="DE" style:text-underline-style="none" fo:font-weight="normal" style:font-size-asian="14pt" style:font-weight-asian="normal" style:font-size-complex="14pt" style:font-weight-complex="normal"/>
    </style:style>
    <style:style style:name="P23" style:family="paragraph" style:parent-style-name="Standard" style:list-style-name="L6">
      <style:text-properties fo:font-size="14pt" fo:language="de" fo:country="DE" style:text-underline-style="none" fo:font-weight="normal" style:font-size-asian="14pt" style:font-weight-asian="normal" style:font-size-complex="14pt" style:font-weight-complex="normal"/>
    </style:style>
    <style:style style:name="P24" style:family="paragraph" style:parent-style-name="Standard" style:list-style-name="L7">
      <style:text-properties fo:font-size="14pt" fo:language="de" fo:country="DE" style:text-underline-style="none" fo:font-weight="normal" style:font-size-asian="14pt" style:font-weight-asian="normal" style:font-size-complex="14pt" style:font-weight-complex="normal"/>
    </style:style>
    <style:style style:name="P25" style:family="paragraph" style:parent-style-name="Standard" style:list-style-name="L8">
      <style:text-properties fo:font-size="14pt" fo:language="de" fo:country="DE" style:text-underline-style="none" fo:font-weight="normal" style:font-size-asian="14pt" style:font-weight-asian="normal" style:font-size-complex="14pt" style:font-weight-complex="normal"/>
    </style:style>
    <style:style style:name="P26" style:family="paragraph" style:parent-style-name="Standard" style:list-style-name="L9">
      <style:text-properties fo:font-size="14pt" fo:language="de" fo:country="DE" style:text-underline-style="none" fo:font-weight="normal" style:font-size-asian="14pt" style:font-weight-asian="normal" style:font-size-complex="14pt" style:font-weight-complex="normal"/>
    </style:style>
    <style:style style:name="P27" style:family="paragraph" style:parent-style-name="Standard" style:list-style-name="L10">
      <style:text-properties fo:font-size="14pt" fo:language="de" fo:country="DE" style:text-underline-style="none" fo:font-weight="normal" style:font-size-asian="14pt" style:font-weight-asian="normal" style:font-size-complex="14pt" style:font-weight-complex="normal"/>
    </style:style>
    <style:style style:name="P28" style:family="paragraph" style:parent-style-name="Standard" style:list-style-name="L14">
      <style:text-properties fo:font-size="14pt" fo:language="de" fo:country="DE" style:text-underline-style="none" fo:font-weight="normal" style:font-size-asian="14pt" style:font-weight-asian="normal" style:font-size-complex="14pt" style:font-weight-complex="normal"/>
    </style:style>
    <style:style style:name="P29" style:family="paragraph" style:parent-style-name="Standard" style:list-style-name="L15">
      <style:text-properties fo:font-size="14pt" fo:language="de" fo:country="DE" style:text-underline-style="none" fo:font-weight="normal" style:font-size-asian="14pt" style:font-weight-asian="normal" style:font-size-complex="14pt" style:font-weight-complex="normal"/>
    </style:style>
    <style:style style:name="P30" style:family="paragraph" style:parent-style-name="Standard">
      <style:text-properties fo:font-size="14pt" fo:language="de" fo:country="DE" style:text-underline-style="none" fo:font-weight="bold" style:font-size-asian="14pt" style:font-weight-asian="bold" style:font-size-complex="14pt" style:font-weight-complex="bold"/>
    </style:style>
    <style:style style:name="P31" style:family="paragraph" style:parent-style-name="Standard">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2" style:family="paragraph" style:parent-style-name="Standard" style:list-style-name="L12">
      <style:text-properties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P33" style:family="paragraph" style:parent-style-name="Standard" style:list-style-name="L4">
      <style:text-properties style:font-name="Times New Roman1" fo:font-size="14pt" fo:language="de" fo:country="DE" fo:font-style="normal" style:text-underline-style="none" fo:font-weight="normal" style:font-size-asian="14pt" style:font-style-asian="normal" style:font-weight-asian="normal" style:font-size-complex="14pt" style:font-style-complex="normal" style:font-weight-complex="normal"/>
    </style:style>
    <style:style style:name="T1" style:family="text">
      <style:text-properties fo:font-style="normal" style:font-style-asian="normal" style:font-style-complex="normal"/>
    </style:style>
    <style:style style:name="T2" style:family="text">
      <style:text-properties fo:font-size="14pt" style:text-underline-style="none" fo:font-weight="normal" style:font-size-asian="14pt" style:font-weight-asian="normal" style:font-size-complex="14pt" style:font-weight-complex="normal"/>
    </style:style>
    <style:style style:name="T3" style:family="text">
      <style:text-properties fo:font-size="14pt" fo:font-style="italic" style:text-underline-style="none" fo:font-weight="normal" style:font-size-asian="14pt" style:font-style-asian="italic" style:font-weight-asian="normal" style:font-size-complex="14pt" style:font-style-complex="italic" style:font-weight-complex="normal"/>
    </style:style>
    <style:style style:name="T4" style:family="text">
      <style:text-properties fo:font-size="14pt" fo:font-style="normal" style:text-underline-style="none" fo:font-weight="normal" style:font-size-asian="14pt" style:font-style-asian="normal" style:font-weight-asian="normal" style:font-size-complex="14pt" style:font-style-complex="normal" style:font-weight-complex="normal"/>
    </style:style>
    <style:style style:name="T5" style:family="text">
      <style:text-properties style:font-name="Times New Roman1"/>
    </style:style>
    <style:style style:name="T6" style:family="text">
      <style:text-properties style:font-name="Times New Roman1" fo:font-size="14pt" fo:language="de" fo:country="DE" fo:font-style="italic" style:text-underline-style="none" fo:font-weight="normal" style:font-size-asian="14pt" style:font-style-asian="italic" style:font-weight-asian="normal" style:font-size-complex="14pt" style:font-style-complex="italic" style:font-weight-complex="normal"/>
    </style:style>
    <style:style style:name="T7" style:family="text">
      <style:text-properties style:font-name="Times New Roman1" fo:font-size="14pt" fo:font-style="italic" style:text-underline-style="none" fo:font-weight="normal" style:font-size-asian="14pt" style:font-style-asian="italic" style:font-weight-asian="normal" style:font-size-complex="14pt" style:font-style-complex="italic" style:font-weight-complex="normal"/>
    </style:style>
    <style:style style:name="T8" style:family="text">
      <style:text-properties style:font-name="Times New Roman1"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size="10pt" style:font-size-asian="10pt" style:font-size-complex="10pt"/>
    </style:style>
    <style:style style:name="T12"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twicklung einer dezentralen Android App zur Unterstützung der Hausaufgaben von Schülern und Schülerinnen</text:p>
      <text:p text:style-name="P1"/>
      <text:p text:style-name="P1">1 Analyse der Aufgabenstellung</text:p>
      <text:p text:style-name="P3"/>
      <text:p text:style-name="P4">Zerlegung der einzelnen Begrifflichkeiten und deren Bedeutung. Wie entwickelt man Software? Was sind die allgemeinen Schritte bei der Softwareentwicklung? Wie entwickelt man gute Software? Was bedeutet dezentral? Was ist Android und wozu wird Android genutzt? Wie können die Schülerinnen und Schüler bei ihren Hausaufgaben unterstützt werden?</text:p>
      <text:p text:style-name="P4"/>
      <text:p text:style-name="P3">1.1 Wie entwickelt man Software?</text:p>
      <text:p text:style-name="P4"/>
      <text:p text:style-name="P4">In der Softwareentwicklung bezeichnet man die Schritte die ein Softwareentwickler bei der Entwicklung von Software durchlaufen sollte als Softwareentwicklungsprozesse. Summerville unterscheidet 4 Softwareentwicklungsprozesse. </text:p>
      <text:list xml:id="list87145200043184221" text:style-name="L1">
        <text:list-item>
          <text:p text:style-name="P13"><text:span text:style-name="T2">Die </text:span><text:span text:style-name="T3">Softwarespezifikationen </text:span><text:span text:style-name="T4">bei denen Softwareentwickler und Kunde gemeinsam die zu entwickelnde Software definieren und deren Operationen einschränken.</text:span></text:p>
        </text:list-item>
        <text:list-item>
          <text:p text:style-name="P14"><text:span text:style-name="T2">Die </text:span><text:span text:style-name="T3">Softwareentwicklung</text:span><text:span text:style-name="T2"> bei der die Software konzipiert und programmiert wird.</text:span></text:p>
        </text:list-item>
        <text:list-item>
          <text:p text:style-name="P14"><text:span text:style-name="T2">Die </text:span><text:span text:style-name="T3">Software-Validierung </text:span><text:span text:style-name="T2">bei der die Software getestet wird, um sicherzustellen, dass die Software den Ansprüchen des Kunden entspricht.</text:span></text:p>
        </text:list-item>
        <text:list-item>
          <text:p text:style-name="P14"><text:span text:style-name="T2">Die </text:span><text:span text:style-name="T3">Softwareweiterentwicklung </text:span><text:span text:style-name="T2">bei der die Software modifiziert wird, um diese an die Änderungen der Anforderungen des Marktes und des Kunden anzupassen.</text:span><text:span text:style-name="T7"><text:note text:id="ftn1" text:note-class="footnote"><text:note-citation>1</text:note-citation><text:note-body><text:p text:style-name="Footnote">Vgl. Sommerville, Ian: Software Engineering. 7. Aufl. Edinburgh Gate u.a. 2004, S.<text:span text:style-name="T10"> 8</text:span></text:p></text:note-body></text:note></text:span></text:p>
        </text:list-item>
      </text:list>
      <text:p text:style-name="P4"/>
      <text:p text:style-name="P4">Der Aufbau der Bachelorarbeit orientiert sich an diesen 4 Softwareentwicklungsprozessen. In Kapitel 2 dieser Arbeit werden verschiedenste Use-Cases(Nutzungsszenarien oder Anwendungsfälle) aufgestellt und Analysiert. Aus diesen Use-Cases können dann wiederum diverse Spezifikationen definiert werden. Zudem werden in Kapitel 2 ähnliche Hausaufgabenheft Anwendungen verglichen und nach selbstdefinierten Kriterien bewertet. An Hand dieses Vergleichs und der anschließenden Bewertung der einzelnen Anwendungen können weitere Spezifikationen definiert werden. Der Vergleich mit anderen Anwendungen kann als Inspiration verstanden werden und ist sehr nützlich beim konzipieren noch nicht bedachter Funktionalitäten. Wie die definierten Spezifikationen implementiert werden und wie die dafür konzipierte Struktur der Software aussieht wird in Kapitel 3 geklärt. Wie ich die Anwendung teste und wie das Ergebnis dieser Tests ist zeigt Kapitel 4. In Kapitel 5 also der Softwareweiterentwicklung wird eine Einschätzung bzw. Kritik der bisherigen Anwendung vorgenommen, sprich was kann die Anwendung auf dem aktuellsten Stand, wie kann die Anwendung verbessert werden und welche Folgeanwendungen könnten aus dieser Anwendung entstehen.</text:p>
      <text:p text:style-name="P3"><text:soft-page-break/>1.2 Was sind die Eigenschaften guter Software? </text:p>
      <text:p text:style-name="P4"/>
      <text:p text:style-name="P4">Zusätzlich zu den Funktionalitäten der Software existieren noch andere Eigenschaften, mit denen untersucht werden kann, ob Software gut oder schlecht entwickelt wurde oder man benutzt das Vorwissen dieser Eigenschaften um bei der Entwicklung neuer Software diese Eigenschaften als grundlegende Entwicklungskriterien zu verwenden. Bei den nachfolgend erklärten Eigenschaften handelt es sich um nicht funktionale Eigenschaften und anders als bei den softwarespezifischen funktionalen Eigenschaften sind die nicht funktionalen Eigenschaften weniger spezifisch als allgemeingültig. Funktionale Eigenschaften werden während der Phase der Softwarespezifikation von Softwareentwickler und Kunden definiert und sind je nach Projekt unterschiedlich also Software spezifisch. Nicht funktionale Eigenschaften gelten für alle Softwareprojekte gleich und sind somit weniger spezifisch als verallgemeinert. Summervill definiert die Eigenschaften guter Software folgendermaßen:</text:p>
      <text:p text:style-name="P4"/>
      <text:list xml:id="list5500682410892426321" text:style-name="L2">
        <text:list-item>
          <text:p text:style-name="P16">Wartbarkeit: <text:span text:style-name="T1">Software sollte so geschrieben sein, dass sie wiederverwendet und weiterentwickelt werden kann, um sich den Veränderungen der Bedürfnissen der Kunden anzupassen. Die Wartbarkeit ist eine ausschlaggebende Eigenschaft, weil die Veränderung der Software eine unumgängliche Konsequenz aus der Veränderung des Geschäfts-Umfeldes ist.</text:span></text:p>
        </text:list-item>
        <text:list-item>
          <text:p text:style-name="P16">Zuverlässigkeit:<text:span text:style-name="T1"> Software-Zuverlässigkeit beinhaltet verschiedene Merkmale, z.B. Verlässlichkeit, Fehlertoleranz und Sicherheit. Im Falle eines Systemfehlers, sollte Zuverlässige Software keinen physischen oder ökonomischen Schaden anrichten.</text:span></text:p>
        </text:list-item>
        <text:list-item>
          <text:p text:style-name="P16">Effizienz:<text:span text:style-name="T1"> Software sollte keine Systemressourcen verschwenden, wie z.B. Speicher oder Prozessor Zyklen, daher beinhaltet Effizienz Speicherausnutzung, Prozessorzeit, Antwortzeiten für Anwender etc. </text:span></text:p>
        </text:list-item>
        <text:list-item>
          <text:p text:style-name="P20"><text:span text:style-name="T12">Benutzbarkeit: </text:span><text:span text:style-name="T1">Software muss benutzbar sein, ohne unangemessenen Aufwand, von den Benutzern für die diese Software konzipiert wurde. D.h. Software sollte eine angemessene Benutzeroberfläche haben und hinreichend dokumentiert sein.</text:span><text:span text:style-name="T8"><text:note text:id="ftn2" text:note-class="footnote"><text:note-citation>2</text:note-citation><text:note-body><text:p text:style-name="Footnote">Sommerville, Ian: Software Engineering. 7. Aufl. Edinburgh Gate u.a. 2004, S.<text:span text:style-name="T10"> 12f</text:span></text:p></text:note-body></text:note></text:span></text:p>
        </text:list-item>
      </text:list>
      <text:p text:style-name="P4"/>
      <text:p text:style-name="P4">Diese 4 nicht funktionalen Attribute guter Software sollen grundlegende Kriterien bei der Entwicklung der Hausaufgabenheft-Anwendung bilden. Zudem können diese Kriterien bei späteren Vergleichen mit ähnlichen Hausaufgabenheft-Anwendung herangezogen werden. Im Kritik Abschnitt dieser Arbeit werden diese nicht funktionalen Attribute für die Bewertung der Software benutzt, um festzustellen ob die Software die Rahmenbedingungen guter Software erfüllt oder an welchen Stellen der Software Verbesserungen vorgenommen werden können.</text:p>
      <text:p text:style-name="P4"/>
      <text:p text:style-name="P4"/>
      <text:p text:style-name="P4"/>
      <text:p text:style-name="P3"><text:soft-page-break/>1.3 Was bedeutet dezentral?</text:p>
      <text:p text:style-name="P10"/>
      <text:p text:style-name="P4">Der Begriff dezentral besagt, dass sich etwas nicht an einer zentralen Stelle befindet, sondern in verschiedene Bereiche oder auf verschiedene Orte verteilt ist. Die Definition eines dezentralen Systems wäre wie folgt: Ein dezentrales System ist eine Ansammlung unabhängiger Computer, die den Benutzern wie ein einzelnes kohärentes System erscheint. Dies ist die, bis auf ein Wort, exakt gleiche Definition die auch Andrew S. Tannenbaum und Maarten van Steen verwenden. Sie schreiben in ihrem Buch über Verteilte Systeme:</text:p>
      <text:p text:style-name="P4"/>
      <text:p text:style-name="P9"><text:span text:style-name="T5">»Ein verteiltes System ist eine Ansammlung unabhängiger Computer, die den Benutzern wie ein einzelnes kohärentes System erscheint.«</text:span><text:span text:style-name="T5"><text:note text:id="ftn3" text:note-class="footnote"><text:note-citation>3</text:note-citation><text:note-body><text:p text:style-name="Footnote">Tanenbaum, Andrew S., Steen, Maarten van: Verteilte Systeme. 2., aktualis. Aufl. Münschen S. 19</text:p></text:note-body></text:note></text:span></text:p>
      <text:p text:style-name="P10"/>
      <text:p text:style-name="P11">Im Rahmen dieser Bachelorarbeit werden daher fortan die Begriffe dezentral und verteilt synonym verwendet. Die digitale Hausaufgabenheft-Anwendung ist eher eine Verteilte Anwendung als ein gesamtes Verteiltes System:</text:p>
      <text:p text:style-name="P11"><text:s text:c="2"/></text:p>
      <text:p text:style-name="P8"><text:span text:style-name="T6">»Verteilte Anwendungen werden heute in der Regel unter Zuhilfenahme von Kommunikations- Middleware (z.B. Java RMI …) entwickelt (...). … Zur Entwicklung werden mehr oder minder mächtige Basiskomponenten (Frameworks) … eingesetzt.«</text:span><text:span text:style-name="T6"><text:note text:id="ftn4" text:note-class="footnote"><text:note-citation>4</text:note-citation><text:note-body><text:p text:style-name="Footnote">Schneider, Uwe u.a. (Hrsg.): Taschenbuch der Informatik. 7. Aufl. Münschen 2012, S.<text:span text:style-name="T10"> 298</text:span></text:p></text:note-body></text:note></text:span></text:p>
      <text:p text:style-name="P10"/>
      <text:p text:style-name="P4">Die Hausaufgabenheft-Anwendung ist eine Komponente des SharkNet und benutzt Teile der SharkNet API (Application Programming Interface). Das SharkNet ist ein dezentrales also verteiltes Soziales Netzwerk für Berliner Schulen<text:note text:id="ftn5" text:note-class="footnote"><text:note-citation>5</text:note-citation><text:note-body><text:p text:style-name="Text_20_body"><text:span text:style-name="T11"><text:s text:c="3"/>Beuth-Hochschule für Technik Berlin, Hochschule für Technik und Wirtschaft Berlin: SharkNet. URL: <text:s/></text:span><text:a xlink:type="simple" xlink:href="http://sharedknowledge.github.io/#sharknet" text:style-name="Internet_20_link" text:visited-style-name="Visited_20_Internet_20_Link"><text:span text:style-name="T11">http://sharedknowledge.github.io/#sharknet</text:span></text:a><text:span text:style-name="T11"> – Aufgerufen am 03.08.2016</text:span></text:p></text:note-body></text:note>. SharkNet ermöglicht es den Benutzern(Peers) eigene Benutzerprofile zu erstellen, eigene Interessen zu definieren, diverse Konfigurationsmöglichkeiten über die Kommunikation mit anderen Benutzern und die Verteilung von Informationen und Interessen etc. Wenn ein Peer eine direkte Verbindung zu einem oder mehreren anderen Peers aufgebaut hat(Peer-to-Peer/P2P), dann können diese miteinander chatten, kommunizieren, Daten austauschen, Kontaktlisten synchronisieren, Interessen teilen und andere soziale Aktivitäten über das SharkNet betreiben. Eine neue soziale Aktivität wird z.B. das chatten über die Hausaufgaben oder das Teilen der Hausaufgaben und der Stundenpläne untereinander. Was ist eine direkte Verbindung zwischen zwei oder mehr Peers?</text:p>
      <text:p text:style-name="P4"/>
      <text:p text:style-name="P4">SharkNet bietet Internet ohne Internet d.h. Kommunikation zwischen den einzelnen unabhängigen Peers ohne Server und ohne 2. bzw. 3. Betreiber des Servers. <text:s/>Die Peers im dezentralen SharkNet kommunizieren und synchronisieren sich direkt(P2P) über Wifi-Direct miteinander und benötigen keinen Server. Hausaufgaben und Stundenpläne werden Peer-to-Peer synchronisiert. Welche Schülerin oder welcher <text:soft-page-break/>Schüler genau welche Stundenpläne oder Hausaufgaben zugesendet bekommt wird von den einstellbaren Interessen eines jeden Peers abhängen. Interessiert sich ein Peer für alle Hausaufgaben einer bestimmten Klasse, dann werden ihm alle Informationen zugesendet die von einem anderen Peer freigegeben und vorhanden sind. D.h. Ein zweites Peer muss das Interesse haben Hausaufgaben, dieser angegebenen Klasse, mit allen oder mit diesem speziellen Peer zu teilen. <text:s/></text:p>
      <text:p text:style-name="P4"/>
      <text:p text:style-name="P4">In einem Zentralen System kommunizieren die einzelnen Geräte über einen Server. Dieser Server erhält und verteilt alle Informationen der Geräte. Die Betreiber eines solchen Servers können diese Daten, im Rahmen bestimmter Beschlüsse, Allgemeiner Geschäftsbedingungen oder anderer rechtlicher Grundlagen verwenden, analysieren oder verkaufen um somit Profite zu <text:s/>generieren. Unbeachtet der Tatsache, dass viele Serverbetreiber außerhalb des gesetzlichen Rahmens Datenmissbrauch begehen oder Server gehackt werden und dann die gesamte Kundendatenbanken auf dem Schwarzmark verkauft wird. </text:p>
      <text:p text:style-name="P4"/>
      <text:p text:style-name="P4">Ein Peer wird oftmals als ein Computer angesehen. Ein Benutzer des SharkNets oder eine Person kann auch als Peer bezeichnet werden<text:span text:style-name="T8"><text:note text:id="ftn6" text:note-class="footnote"><text:note-citation>6</text:note-citation><text:note-body><text:p text:style-name="Footnote">Vgl. Schwotzer, Thomas: Sharksystem, Why P2P. <text:span text:style-name="T10">URL: </text:span><text:a xlink:type="simple" xlink:href="http://www.sharksystem.net/shark_beliefs.html" text:style-name="Internet_20_link" text:visited-style-name="Visited_20_Internet_20_Link"><text:span text:style-name="T10">http://www.sharksystem.net/shark_beliefs.html</text:span></text:a><text:span text:style-name="T10"> – Aufgerufen am 04.08.2016</text:span></text:p></text:note-body></text:note></text:span>, genauer ist ein Peer weniger die Person oder der Benutzer, als das Endgerät welches dieser verwendet z.B. ein Smartphone oder ein Tablet. SharkNet könnte in unbestimmter Zeit auf den verschiedensten Geräten installiert sein Smartphones, Tablets, Raspberry pi's, Computer oder SmartTV's sind vielleicht nicht die letzten Geräte die SharkNet implementieren. In Zukunft werden immer mehr Geräte einem Computer ähnlicher werden, Kühlschränke, Waschmaschinen, Uhren, Möbel usw. könnten mit Prozessoren und andere Computer-Hardware ausgestattet werden und ein Datenaustausch mit anderen Geräten wird möglich(Theorie Internet-of-Things). </text:p>
      <text:p text:style-name="P4"/>
      <text:p text:style-name="P4">Die Kommunikation des SharkNet basiert darauf, dass sich zwei oder mehr Peers begegnen und daraufhin eine Verbindung aufbauen. Das sich z.B. 20 Smartphones innerhalb einer Klasse von Schulkindern treffen ist mittlerweile ein Alltagsszenario. Wie sollen sich Geräte treffen die unbeweglich sind?</text:p>
      <text:p text:style-name="P4"/>
      <text:p text:style-name="P4"/>
      <text:p text:style-name="P5">Ein Beispielszenario:</text:p>
      <text:p text:style-name="P5"/>
      <text:p text:style-name="P4">Ein SmartTV steht in einem Zimmer einer Schülerin oder eines Schülers und ein Raspberry pi ist an der Eingangstür zum Klassenraum montiert. Ein Raspberry pi ist ein verhältnismäßig günstiger Miniaturcomputer, er kann an den verschiedensten Orten angebracht werden, in Klassenräumen vor Schulgebäuden an öffentlichen Plätzen etc. Obwohl dieser Miniaturcomputer eine verhältnismäßig geringere Leistung, dafür auch einen verhältnismäßig geringeren Preis, als ein heutiger Standardcomputer hat, kann er trotzdem Programme verwenden, Daten austauschen und Daten speichern. </text:p>
      <text:p text:style-name="P4"><text:soft-page-break/>Theoretisch könnten diese <text:s/>Raspberry pi's, mit dem heutigen Stand der Technik oder durch zukünftige Leistungsverbesserungen, eine Implementierung des ScharkNets verwenden und mit anderen Peers kommunizieren und Daten austauschen. Der Raspberry pi wird mit aktuellen Metadaten der Schule versorgt. Metadaten der Schule sind z.B. Unterrichtszeiten, ausfallende Lehrer, Ferien, unterrichtsfreie Tage, Raumänderungen, allgemeine Planänderungen, Neuigkeiten der Schule usw. Alle Schülerinnen und Schüler, die SharkNet auf ihrem Smartphone installiert haben und an ihrem Klassenraum vorbei laufen, synchronisieren ihre Hausaufgabenheft-Anwendung mit diesem Raspberry pi und erhalten die aktuellen Metadaten der Schule. Ist die Schülerin oder der Schüler zuhause angekommen und befindet sich mit seinem Smartphone in der nähe des SmartTV's so synchronisieren diese sich und der SmartTV erhält die aktuellen Metadaten der Schule.</text:p>
      <text:p text:style-name="P4"/>
      <text:p text:style-name="P4"/>
      <text:p text:style-name="P5">Relevanz des Beispielszenarios</text:p>
      <text:p text:style-name="P5"/>
      <text:p text:style-name="P4">Es ist sinnvoll die Schülerin oder den Schüler auf bevorstehende wichtige Prüfungen oder Hausaufgaben hinzuweisen. Ein Hinweis der auf dem Smartphone zu sehen ist, aber nicht auf anderen Geräten, kann unter Umständen übersehen werden. Alarmiert der SmartTV oder ein anderes Gerät des täglichen Gebrauchs, die Schülerin oder den Schüler. Morgen sei eine wichtige Prüfung oder morgen wird eine Hausaufgabe fällig und die Schülerin oder der Schüler beginnen daraufhin zu lernen oder die Hausaufgabe anzufertigen, dann erscheint das Beispielszenario sinnvoll, andere Geräte mit dem SharkNet auszustatten. <text:s/></text:p>
      <text:p text:style-name="P4"/>
      <text:p text:style-name="P3">1.4 Wie können die Schülerinnen und Schüler bei ihren Hausaufgaben unterstützt werden?</text:p>
      <text:p text:style-name="P4"/>
      <text:p text:style-name="P4">Viele Schülerinnen und Schüler organisieren heutzutage ihre Hausaufgaben über Mobile-Anwendungen wie z.B. WhatsApp. Gruppenchats werden erzeugt und eine bestimmte Auswahl von Klassenmitgliedern wird eingeladen und diese beteiligen sich dann mehr oder weniger am Hausaufgabengeschehen innerhalb dieser Gruppe. Der Nachteil bei dieser Art der Hausaufgabenorganisation ist die fehlende Struktur. Die Aufgabenstellungen und mögliche Lösungen werden abfotografiert und in den Gruppenchat geladen, zusätzlich wird chaotisch diskutiert oder gechattet. Innerhalb eines Klassenchats mit beliebiger Mitgliederanzahl vermischen sich Aufgabenstellungen und Lösungen verschiedenster Personen und verschiedenster Qualität mit teilweise massenhaften Textnachrichten. </text:p>
      <text:p text:style-name="P4"/>
      <text:p text:style-name="P4">Ein Hauptziel der zu entwickelnden Hausaufgabenheft-Anwendung für Schülerinnen und Schüler wird die Strukturierung und Organisation dieser Informationen sein. Unter Umständen lernen die Schülerinnen und Schüler die Vorteile einer strukturierten Organisation der Hausaufgaben zu schätzen und nutzen in ihrem weiteren Lebensverlauf wiederholt Strukturen und Organisationsmethoden für ihr Aufgaben- und Zeitmanagement, dann würde die Hausaufgabenheft-Anwendung <text:soft-page-break/>zusätzlich zur strukturierenden, auch eine Vorbild Funktionalität innehaben. </text:p>
      <text:p text:style-name="P4"/>
      <text:p text:style-name="P3">1.5 Was ist Android und was sind die wichtigsten in dieser Arbeit verwendeten Android Komponenten?</text:p>
      <text:p text:style-name="P3"/>
      <text:p text:style-name="P4">Android ist ein Betriebssystem, von Google entwickelt, für mobile Endgeräte (mobile OS). Mobile Endgeräte bzw. Smart Devices sind z.B. PDAs, Tablet Computer, Handys bzw. Smartphones. Neben grundsätzlichen, z.T. Verinfachten Steuerungsaufgaben (wie z.B. Multitasking, Filesysteme) übernehmen sie vor allem folgende Bereiche:</text:p>
      <text:list xml:id="list3030576771715779986" text:style-name="L3">
        <text:list-item>
          <text:p text:style-name="P21">Nutzung drahtloser Kommunikationsverbindungen</text:p>
        </text:list-item>
        <text:list-item>
          <text:p text:style-name="P21">Darstellung und Verarbeitung multimedialer Datenformate</text:p>
        </text:list-item>
        <text:list-item>
          <text:p text:style-name="P21">Unterstützung spezieller Eingabemöglichkeiten z.B. mittels Stift oder Multitouch Bildschirm</text:p>
        </text:list-item>
        <text:list-item>
          <text:p text:style-name="P21">Energieverwaltung</text:p>
        </text:list-item>
        <text:list-item>
          <text:p text:style-name="P21">Einfaches laden und Installieren von mobilen Anwendungen („Apps“)</text:p>
        </text:list-item>
      </text:list>
      <text:p text:style-name="P3"/>
      <text:p text:style-name="P4">Da APIs wie auch entsprechende Entwicklungsumgebungen für mobile Betriebssystem (oft frei) zugänglich sind, hat sich für derartige Apps ein umfangreicher Markt herausgebildet.<text:span text:style-name="T8"><text:note text:id="ftn7" text:note-class="footnote"><text:note-citation>7</text:note-citation><text:note-body><text:p text:style-name="Footnote">Vgl. <text:span text:style-name="T10">Schneider, Uwe u.a. (Hrsg.): Taschenbuch der Informatik. 7. Aufl. Münschen 2012, S. 297</text:span></text:p></text:note-body></text:note></text:span></text:p>
      <text:p text:style-name="P6"/>
      <text:p text:style-name="P6"/>
      <text:p text:style-name="P6">Überblick der wichtigsten verwendeten Android Komponenten und deren Funktion:</text:p>
      <text:p text:style-name="P7"/>
      <text:list xml:id="list8497655874618857214" text:style-name="L4">
        <text:list-item>
          <text:p text:style-name="P33">Der Android Navigation Drawer ist eine Feld, auf dem die wichtigsten Navigationsoptionen der Anwendung, auf der linken Seite des Bildschirmes, abgebildet werden.</text:p>
        </text:list-item>
        <text:list-item>
          <text:p text:style-name="P33">Android Activities sind Anwendungskomponenten die es dem Benutzer ermöglichen mit dem Bildschirm des Gerätes zu interagieren um etwas auszuführen, z.B. eine Telefonnummer wählen, ein Foto zu machen, eine E-Mail zu senden oder eine Karte an zu sehen.</text:p>
        </text:list-item>
      </text:list>
      <text:p text:style-name="P7"/>
      <text:p text:style-name="P7">Genauere Informationen, über Android und über die verwendeten Android Komponenten, befinden sich auf der Android Webseite für Entwickler. URL: https://developer.android.com/index.html </text:p>
      <text:p text:style-name="P3"/>
      <text:p text:style-name="P3">2 Softwarespezifikationen</text:p>
      <text:p text:style-name="P3"/>
      <text:p text:style-name="P3">2.1 Analyse der Anwendungsfälle:</text:p>
      <text:p text:style-name="P3"/>
      <text:p text:style-name="P4">Anwendungsfälle werden sehr früh im Softwareentwicklungsprozess aufgestellt. In der Phase der Softwarespezifikationen, speziell während der Auffindung von Anforderungen, werden verschiedenste Nutzungsszenarien kreiert, welche dann <text:soft-page-break/>später zu Spezifikationen ausformuliert werden können. Ein Nutzungsszenario oder Anwendungsfall beschreibt eine Aktion die ein Benutzer, im Falle der Hausaufgabenheft-Anwendung die Schülerinnen und Schüler, am System ausführen kann. Ein Anwendungsfall für eine Hausaufgabenheft-Anwendung ist z.B. eine Schülerin oder ein Schüler, in der Use-Case UML Notation sind Strichmännchen als Symbole für die Benutzer festgelegt, erstellt seinen Wochenstundenplan. Die UML Diagramme zu den einzelnen Use-Cases befinden sich im Anhang der Arbeit. </text:p>
      <text:p text:style-name="P4"/>
      <text:p text:style-name="P4"/>
      <text:p text:style-name="P5">Eine Schülerin oder ein Schüler:</text:p>
      <text:p text:style-name="P4"/>
      <text:list xml:id="list4194736610477764998" text:style-name="L5">
        <text:list-item>
          <text:p text:style-name="P22"><text:s/>… erstellt seinen Wochenstundenplan.</text:p>
        </text:list-item>
        <text:list-item>
          <text:p text:style-name="P22"><text:s/>… erstellt eine Unterrichtsstunde.</text:p>
        </text:list-item>
        <text:list-item>
          <text:p text:style-name="P22"><text:s/>… verknüpft die Unterrichtsstunde mit einem Lehrer, einem Raum und einer Wiederholbarkeit</text:p>
        </text:list-item>
        <text:list-item>
          <text:p text:style-name="P22"><text:s/>… ordnet die Unterrichtsstunde zeitlich in den Wochenstundenplan ein.</text:p>
        </text:list-item>
        <text:list-item>
          <text:p text:style-name="P22"><text:s/>… trägt Unterrichtsstunden für verschiedene Wochentage ein.</text:p>
        </text:list-item>
        <text:list-item>
          <text:p text:style-name="P22"><text:s/>… wechselt zwischen den verschiedenen Wochentagen des Wochenstundenplans mit einer Fingergeste.</text:p>
        </text:list-item>
        <text:list-item>
          <text:p text:style-name="P22"><text:s/>… sieht sich das Hausaufgabenheft an und blättert die einzelnen Seiten mit einer Fingergeste um.</text:p>
        </text:list-item>
        <text:list-item>
          <text:p text:style-name="P22"><text:s/>… blättert an den Anfang/das Ende des Hausaufgabenhefts.</text:p>
        </text:list-item>
        <text:list-item>
          <text:p text:style-name="P22"><text:s/>… blättert eine Woche im Hausaufgabenheft vor/zurück.</text:p>
        </text:list-item>
        <text:list-item>
          <text:p text:style-name="P22"><text:s/>… stellt fest, dass an diesem Tag kein Unterricht stattfindet.</text:p>
        </text:list-item>
        <text:list-item>
          <text:p text:style-name="P22"><text:s/>… erstellt eine Hausaufgabe.</text:p>
        </text:list-item>
        <text:list-item>
          <text:p text:style-name="P22"><text:s/>… erzeugt einen Chat zu einer Hausaufgabe.</text:p>
        </text:list-item>
        <text:list-item>
          <text:p text:style-name="P22"><text:s/>… fotografiert eine Aufgabenstellung oder Lösung.</text:p>
        </text:list-item>
        <text:list-item>
          <text:p text:style-name="P22"><text:s/>… verknüpft ein/mehrere Foto/s einer Aufgabenstellung oder Lösung mit einer Hausaufgabe.</text:p>
        </text:list-item>
        <text:list-item>
          <text:p text:style-name="P22"><text:s/>… bewertet die Qualität der fotografierten Ressource.</text:p>
        </text:list-item>
      </text:list>
      <text:p text:style-name="P4"/>
      <text:p text:style-name="P4"/>
      <text:p text:style-name="P5">Eine dritte Person(Lehrer, Entwickler oder ein andrer):</text:p>
      <text:p text:style-name="P5"/>
      <text:list xml:id="list30469447" text:continue-numbering="true" text:style-name="L5">
        <text:list-item>
          <text:p text:style-name="P22"><text:s/>… gibt die Metadaten der Schule an.</text:p>
        </text:list-item>
      </text:list>
      <text:p text:style-name="P4"/>
      <text:p text:style-name="P4">Anwendungsfälle in denen die Schülerinnen und Schüler ihre Hausaufgaben oder Stundenpläne mit anderen Synchronisieren oder eine Auflistung aller Anwendungsfälle der verwendeten Chat-Funktionalität werden in dieser Bachelorarbeit nicht genauer beschrieben, weil sowohl die Synchronisierung, als auch die Chat-Funktionalitäten nicht direkt Teil der Bachelorarbeit sind. Die Hausaufgabenheft-Anwendung soll auch mit anderen Hausaufgabenheft-Anwendung synchronisiert werden können, jedoch geschieht dies auf Basis der Synchronisierung im SharkFW und die Chat-Funktionalität ist Teil des SharkNet und wird in der Hausaufgabenheft-Anwendung genutzt, aber nicht im Rahmen dieser Bachelorarbeit <text:soft-page-break/>entwickelt. </text:p>
      <text:p text:style-name="P3"/>
      <text:p text:style-name="P3">2.2 Analyse ähnlicher Softwarelösungen:</text:p>
      <text:p text:style-name="P1"/>
      <text:p text:style-name="P4">Der folgende Abschnitt handelt von der Analyse und Bewertung drei verschiedener Softwarelösungen, welche alle ein Hausaufgabenheft realisieren. Die Auswahl dieser 3 Anwendungen erfolgte auf Grund der durchschnittlichen GooglePlay Store Bewertung, der Freiverkäuflichkeit, und der Downloadzahlen. Die Bewertung dieser drei Anwendungen wird an Hand eigens definierter Bewertungskriterien durchgeführt. Ziel dieser Softwareanalyse ähnlicher Softwarelösungen ist es, Inspirationen für neue Anwendungsfälle und somit Inspiration für neue Spezifikationen und Funktionalitäten zu erzeugen. </text:p>
      <text:p text:style-name="P4"><text:s text:c="5"/></text:p>
      <text:p text:style-name="P2"/>
      <text:p text:style-name="P5">Bewertungskriterien der zu untersuchenden Anwendung:</text:p>
      <text:p text:style-name="P4"/>
      <text:list xml:id="list7474671590923162026" text:style-name="L6">
        <text:list-item>
          <text:p text:style-name="P23">Keine erforderlichen Vorkenntnisse.</text:p>
        </text:list-item>
        <text:list-item>
          <text:p text:style-name="P23">Fehlertolerante Anwendung.</text:p>
        </text:list-item>
        <text:list-item>
          <text:p text:style-name="P23">Benutzereingaben werden ausreichend validiert.</text:p>
        </text:list-item>
        <text:list-item>
          <text:p text:style-name="P23">Informationen werden automatisch gespeichert.</text:p>
        </text:list-item>
        <text:list-item>
          <text:p text:style-name="P23">Hausaufgaben müssen Fotografiert und abgespeichert werden können.</text:p>
        </text:list-item>
        <text:list-item>
          <text:p text:style-name="P23">Eine Hausaufgabe kann mehr als ein Foto referenzieren.</text:p>
        </text:list-item>
        <text:list-item>
          <text:p text:style-name="P23">Ein Stundenplan muss erstellt werden können.</text:p>
        </text:list-item>
        <text:list-item>
          <text:p text:style-name="P23">Der Stundenplan sollte verteilbar sein.</text:p>
        </text:list-item>
      </text:list>
      <text:p text:style-name="P1"/>
      <text:p text:style-name="P3">2.2.1 Anwendung 1:</text:p>
      <text:p text:style-name="P3"/>
      <text:list xml:id="list7044115222436892097" text:style-name="L7">
        <text:list-item>
          <text:p text:style-name="P24">Anwendungsname „Hausaufgaben“</text:p>
        </text:list-item>
        <text:list-item>
          <text:p text:style-name="P24">Herausgeber „Klwinkel.com“</text:p>
        </text:list-item>
        <text:list-item>
          <text:p text:style-name="P24">Bewertung im GooglePlay Store „4,3 Sterne“</text:p>
        </text:list-item>
        <text:list-item>
          <text:p text:style-name="P24">Downloadzahlen „ungefähr 1 Millionen“</text:p>
        </text:list-item>
      </text:list>
      <text:p text:style-name="P4"/>
      <text:p text:style-name="P4">Die <text:span text:style-name="T12">Navigation</text:span> zwischen den einzelnen Aktivitäten(Activities) der Anwendung ist mit dem Navigation Drawer des Android Frameworks realisiert. Folgende Aktivitäten können mittels des Navigation Drawer aktiviert werden: Neue Hausaufgabe, Vertretugnsplan, Notenliste, Schul-Website, Stundenplan, Fächer, Uhrzeiten, Ferien, Sichern und Wiederherstellen, Einstellungen, Was gibt’s neues und Hilfe. Die Komponenten des Android Frameworks, Aktivitäten, Navigation Drawer, Layouts etc. werden später erklärt. </text:p>
      <text:p text:style-name="P4"/>
      <text:p text:style-name="P4">Die einzelnen Unterrichtsfächer werden in der <text:span text:style-name="T12">Aktivität „Fächer“</text:span> definiert. Einem Fach können verschiedene Eigenschaften zugeschrieben werden. Die Eigenschaften lauten: Name des Fachs, Abkürzung des Namens des Fachs, Farbe des Fachs, Kontakt, Telefonnummer des Kontakts und eine E-Mail Adresse des Kontakts. <text:soft-page-break/>Nachdem ein Fach erstellt wurde wird <text:s/>ein Layout generiert. Der Hintergrund des Layouts passt sich der gewählten Farbe des Fachs an. Das generierte Layout zeigt den Namen des Fachs, das Kürzel des Fachs, den Namen des Kontakts, die Telefonnummer des Kontakts und die E-Mail Adresse des Kontaktes an. Für jedes erstellte Fach wird ein eigenes Layout generiert. Jedes dieser Layouts wird in Form einer Liste in der Kategorie „Fächer“ angezeigt und steht dort für weitere Bearbeitung, Ansicht oder zum Entfernen bereit.</text:p>
      <text:p text:style-name="P4"/>
      <text:p text:style-name="P4">Mehrere Wochenstundenpläne können in der <text:span text:style-name="T12">Aktivität „Stundenplan“</text:span> erstellt werden. </text:p>
      <text:p text:style-name="P4">Ein Stundenplan hat folgende Eigenschaften: Eine Beschreibung, ein Anfangsdatum, ein Enddatum, eine Priorität und eine Art des Stundenplans. Die Priorität ist eine Zahl und kann vom Benutzer eingegeben werden. Eine Validierung der Priorität wird nicht vorgenommen und damit ist die Eingabe der Priorität ein Absturzfaktor der Anwendung. Eine beliebig große natürliche Zahl kann eingetragen werden und die Anwendung wird, ab einer bestimmten Zahlengröße, abgebrochen. Eine Einschränkung der Eingabe wäre erforderlich, um den Absturz zu verhindern. Die Art des Stundenplans bestimmt die Wiederholbarkeit des Stundenplans. Einwöchige Stundenpläne, zweiwöchige Stundenpläne, dreiwöchige Stundenpläne, vierwöchige Stundenpläne, 10-wöchige Stundenpläne und rotierende Stundenpläne können erstellt werden. Alle Stundenplan Arten außer dem einwöchigen Stundenplan erhalten noch 2 zusätzliche Eigenschaften, eine Wochenreihenfolge und eine Option ob die Ferien ignoriert werden sollen oder nicht. </text:p>
      <text:p text:style-name="P4"/>
      <text:p text:style-name="P4">Beispiel Art des Stundenplans: Ein dreiwöchiger Stundenplan wird ausgewählt, dann können drei verschiedene Wochenstundenpläne erstellt werden. Die Wochenreihenfolge legt fest, wann welcher dieser Wochenstundenpläne verwendet werden soll. Bei einer Wochenreihenfolge von „11223“ wird der erste Wochenstundenplan die ersten zwei Wochen verwendet dann wird der zweite Wochenstundenplan zwei Wochen verwendet und dann wird der dritte Wochenstundenplan einmal verwendet und die Rotation beginnt von vorn. Ist die Option Ferien ignorieren ausgewählt, dann wird auch in einer Ferienwoche ein Wochenstundenplan verwendet und die Wochenreihenfolge wird pro vergangener Ferienwoche verschoben. </text:p>
      <text:p text:style-name="P4"/>
      <text:p text:style-name="P4">Die <text:span text:style-name="T12">Stundenplan Aktivität</text:span> benutzt die vorher erstellten „Fächer“, um einen konkreten Wochenstundenplan festzulegen. Wird ein neuer Wochenstundenplan erstellt dann ist auf dem Bildschirm des Smartphones eine Matrix der Form [10m x 5n], wobei m für Zeilen und n für Spalten steht, dargestellt. Die Spalten der Matrix sind durchnummeriert. In der ersten Zeile einer jeden Spalte steht eine 1 und in der letzten Zeile einer jeden Spalte steht eine 10. Durch das Tippen auf die jeweiligen Zahlen in der Matrix, kann eine entsprechende Stunde bearbeitet werden. Eine Stunde im Stundenplan definiert sich über folgende Eigenschaften: Einen Wochentag, eine Schulstunde(1. Bis 10. Stunde), Auswahl eines der erstellten Fächer, eine Anfangszeit der Stunde, ein Endzeit der Stunde, ein Klassenzimmer, ein Kontakt, eine Kontakt Telefonnummer und eine E-Mail Adresse des Kontakts. Wird ein Fach ausgewählt bei <text:soft-page-break/>dem die Kontaktinformationen vermerkt sind, dann werden die vorhandenen Kontaktinformationen automatisch in die entsprechenden Eingabefelder für die Eigenschaften geladen. <text:s text:c="2"/></text:p>
      <text:p text:style-name="P4"/>
      <text:p text:style-name="P4">Ist eine Stunde im Stundenplan definiert dann wird die Zahl in der Matrix ersetzt durch eine kleinere Variante des „Fächer“ Layouts. Die Hintergrundfarbe des Layouts ist an die voreingestellte Farbe des Fachs angepasst, das Kürzel des Fächernamens wird angezeigt, sowie die Startzeit und die Endzeit der Stunde. Die erneute Bearbeitung der Stunde wird durch berühren aktiviert. </text:p>
      <text:p text:style-name="P4">Anfangs und Endzeiten der einzelnen Stunden können nicht nur als Eigenschaften definiert werden, die Anwendung bietet eine Aktivität, welche die Standardwerte(default) der ersten bis zur zehnten Stunde festlegt. Wird eine Stunde im Stundenplan neu festgelegt, dann werden die Zeiten dieser Stunde mit den Standardwerten vorbelegt, diese können für die einzelne Stunde trotzdem überschrieben werden. </text:p>
      <text:p text:style-name="P4"/>
      <text:p text:style-name="P4"><text:span text:style-name="T12">Hausaufgaben</text:span> werden einzeln definiert und werden einem Fach und einem Datum zugewiesen. Eine Hausaufgabe kann als Prüfung deklariert werden und ein Alarm für diese Prüfung oder Hausaufgabe kann festgelegt werden. Ist die Hausaufgabe als Prüfung deklariert, dann ist es zusätzlich möglich dieser Prüfung eine Note zuzuweisen. Diese Note wird dann in einem Notensatz bzw. Notenliste eingetragen und kann über die Aktivität „Notenliste“ angesehen oder bearbeitet werden. In der Notenlistenaktivität werden auch automatisch die Durchschnitte der einzelnen Fächer berechnet und der Gesamtdurchschnitt aller Fächer. Bezieht sich die Hausaufgabe auf ein Buch, wobei dies nicht explizit festgelegt werden kann, dann existieren folgende Eigenschaften: Eine Kapitel-Bezeichnung, eine Seitennummer und eine Beschreibung des Kapitels. Fotos und Dokumente können aus der Galerie oder dem Speicher mit der Hausaufgabe direkt verknüpft werden und Fotos können auch direkt aus der Anwendung heraus aufgenommen werden. Eine Hausaufgabe kann mit genau einem Dokument und genau einem Foto versehen werden.</text:p>
      <text:p text:style-name="P4"/>
      <text:p text:style-name="P4">Eingetragene Hausaufgaben können dann in der Hausaufgabenansicht angezeigt, bearbeitet oder abgeschlossen werden. In dieser Ansicht werden nur die einzelnen Hausaufgaben und deren Fälligkeitsdaten dargestellt. Eingetragene Prüfungen, mit ihren Fälligkeitsdaten, könne in der Prüfungsansicht angezeigt werden. </text:p>
      <text:p text:style-name="P4"/>
      <text:p text:style-name="P4">Die <text:span text:style-name="T12">Schulwebsite</text:span> ist durch eine eigene Aktivität erreichbar. Ein konkrete URL der Schulwebsite muss zuvor festgelegt werden, dann können die Schülerinnen und Schüler schnell, von ihrem Smartphone oder Tablet, auf die Schulwebsite navigieren. Die URL muss nicht eingetragen werden, die Benutzer navigieren mit einem Browser, der sich aus der Anwendung öffnet, zu der gewünschten Schulwebsite und speichern diese dann als Favorit ab. Wird die Aktivität dann beim nächsten mal geöffnet, wird nicht mehr der Browser angezeigt sondern die referenzierte URL.</text:p>
      <text:p text:style-name="P4"/>
      <text:p text:style-name="P4"/>
      <text:p text:style-name="P5"><text:soft-page-break/>Positive Aspekte der Anwendungen 1:</text:p>
      <text:p text:style-name="P4"/>
      <text:list xml:id="list7485940021710461212" text:style-name="L9">
        <text:list-item>
          <text:p text:style-name="P26">Ein Alarmton für die baldige Fälligkeit von Hausaufgaben und Prüfungen</text:p>
        </text:list-item>
        <text:list-item>
          <text:p text:style-name="P26">Referenzierung der Schulwebsite</text:p>
        </text:list-item>
        <text:list-item>
          <text:p text:style-name="P26">Prüfungsverwaltung mit dazugehörigen Notenlisten</text:p>
        </text:list-item>
        <text:list-item>
          <text:p text:style-name="P26">Notenliste berechnet den Gesamtdurchschnitt aller Fächer und den Durchschnitt jedes einzelnen Fachs</text:p>
        </text:list-item>
        <text:list-item>
          <text:p text:style-name="P26">Wiedererkennbarkeit der Fächer durch Farbvergebung</text:p>
        </text:list-item>
        <text:list-item>
          <text:p text:style-name="P26">Wochenstundenplan verwendet bereits erstellte Fächer</text:p>
        </text:list-item>
        <text:list-item>
          <text:p text:style-name="P26">Eine Tages und eine Wochenansicht</text:p>
        </text:list-item>
        <text:list-item>
          <text:p text:style-name="P26">Separate Ansichten für alle Hausaufgaben und Prüfungen mit Fälligkeitsdaten </text:p>
        </text:list-item>
        <text:list-item>
          <text:p text:style-name="P26">Hausaufgaben und Prüfungen können mit einem Fotos und einem Dokumenten verknüpft werden</text:p>
        </text:list-item>
        <text:list-item>
          <text:p text:style-name="P26">Ein Unterrichtsfach hat einen Kontaktnamen, eine E-Mail Adresse des Kontaktes und eine Telefonnummer des Kontaktes</text:p>
        </text:list-item>
        <text:list-item>
          <text:p text:style-name="P26">Navigation Drawer dadurch wirkt die Navigation durch die einzelnen Bestandteile der Anwendung sehr vereinfacht und intuitiv. </text:p>
        </text:list-item>
      </text:list>
      <text:p text:style-name="P4"/>
      <text:p text:style-name="P4"/>
      <text:p text:style-name="P5">Negative Aspekte der Anwendung 1:</text:p>
      <text:p text:style-name="P4"/>
      <text:list xml:id="list8005272594040597686" text:style-name="L8">
        <text:list-item>
          <text:p text:style-name="P25">Keine Validierung bei der Eingabe der Priorität, kann zum Absturz der Anwendung führen</text:p>
        </text:list-item>
        <text:list-item>
          <text:p text:style-name="P25">Eine Hausaufgabe kann nur mit maximal einem Foto und einem Dokument verknüpft werden</text:p>
        </text:list-item>
        <text:list-item>
          <text:p text:style-name="P25">Die Anfangs und Endzeiten der Unterrichtsstunden können von den Schülerinnen und Schülern festgelegt werden, es findet keine Einschränkung oder Validierung der Zeiten Auswahl statt, die erste Stunde kann um 10 Uhr beginnen und um 9 Uhr enden</text:p>
        </text:list-item>
        <text:list-item>
          <text:p text:style-name="P25">Eine Pro Version muss gekauft werden, um die ständige Werbung zu deaktivieren</text:p>
        </text:list-item>
      </text:list>
      <text:p text:style-name="P4"/>
      <text:p text:style-name="P3">2.2.2 Anwendung 2:</text:p>
      <text:p text:style-name="P3"/>
      <text:list xml:id="list30492142" text:continue-list="list7044115222436892097" text:style-name="L7">
        <text:list-item>
          <text:p text:style-name="P24">Anwendungsname „SchoolManager2.0“</text:p>
        </text:list-item>
        <text:list-item>
          <text:p text:style-name="P24">Herausgeber „Thinc.easy“</text:p>
        </text:list-item>
        <text:list-item>
          <text:p text:style-name="P24">Bewertung im GooglePlay Store „4,3 Sterne“</text:p>
        </text:list-item>
        <text:list-item>
          <text:p text:style-name="P24">Downloadzahlen „ungefähr 500“</text:p>
        </text:list-item>
      </text:list>
      <text:p text:style-name="P4"/>
      <text:p text:style-name="P4">Die <text:span text:style-name="T12">Navigation</text:span> zwischen den einzelnen Aktivitäten ist mit Android Navigation Drawer realisiert. Folgende Aktivitäten können mittels des Navigation Drawer aktiviert werden: Home, Stundenplan, Hausaufgaben, Meine Schule und Einstellungen. </text:p>
      <text:p text:style-name="P4"><text:soft-page-break/></text:p>
      <text:p text:style-name="P4">Die <text:span text:style-name="T12">Home Aktivität </text:span>ist die Startseite der Anwendung. Die Startseite zeigt allgemeine Neuigkeiten an und aktuell welche Schulen im SchoolManager2.0 aufgenommen wurden. Befindet man sich auf dieser Seite während noch keine Unterrichtsfächer erstellt wurden, dann gibt es dort die Option Stundenplan erstellen und ein feste Auswahl von vordefinierten Fächernamen steht einem zur Verfügung. Die ausgewählten Stunden werden anschließend mit zusätzlichen Eigenschaften versehen, z.B. Unterrichtsbezeichnung, Unterrichtskürzel, Lehrernamen, Kürzel des Lehrernamens, Farben für den Text und den Hintergrund des Unterrichtsfachs, Klassenräumen, in welchen Stunden das Unterrichtsfach stattfindet, an welchen Wochentagen diese Stunden anfallen. Es können beliebig viele Wochenstunden einer Unterrichtsstunde eingetragen werden. Die angelegten Unterrichtsstunden werden automatisch in der Stundenplan Aktivität eingetragen. </text:p>
      <text:p text:style-name="P4"/>
      <text:p text:style-name="P4">Die <text:span text:style-name="T12">Stundenplan Aktivität</text:span> ist unterteilt in zwei Hauptaufgaben, alle Unterrichtsfächer werden in dieser Aktivität erstellt, dargestellt, bearbeitet oder gelöscht. Die Unterrichtsfächer werden in einem Stundenplan angezeigt. Die Eigenschaften der Fächer, die in der Home Aktivität festgelegt werden konnten, sind in der Stundenplan Aktivität ebenfalls auswählbar. Unterrichtsfächer die in den Stundenplan eingetragen sind, werden mit den vordefinierten Farben und dem Kürzel der Unterrichtsbezeichnung abgebildet. <text:s/></text:p>
      <text:list xml:id="list4819976717156616929" text:style-name="L10">
        <text:list-header>
          <text:p text:style-name="P27"/>
        </text:list-header>
      </text:list>
      <text:p text:style-name="P4"/>
      <text:p text:style-name="P5">Positive Aspekte der Anwendungen 2:</text:p>
      <text:p text:style-name="P31"/>
      <text:list xml:id="list9029648875195544975" text:style-name="L12">
        <text:list-item>
          <text:p text:style-name="P32">Aufgrund weniger Aktivitäten erscheint die Navigation sehr Übersichtlich (kann auch als Nachteil ausgelegt werden, weil interessante oder hilfreiche Aktivitäten von Anwendung 1 nicht implementiert sind)</text:p>
        </text:list-item>
        <text:list-item>
          <text:p text:style-name="P32">Unterrichtsfächer können vordefiniert werden</text:p>
        </text:list-item>
        <text:list-item>
          <text:p text:style-name="P32">Der Stundenplan nutzt die Vordefinierten Fächer</text:p>
        </text:list-item>
        <text:list-item>
          <text:p text:style-name="P32">Unterrichtsfächer werden im Stundenplan mit vorher, vom Benutzer definierten, Farben angezeigt</text:p>
          <text:p text:style-name="P17"/>
        </text:list-item>
      </text:list>
      <text:p text:style-name="P4"/>
      <text:p text:style-name="P5">Negative Aspekte der Anwendungen 2:</text:p>
      <text:p text:style-name="P4"/>
      <text:list xml:id="list30488338" text:continue-list="list4819976717156616929" text:style-name="L10">
        <text:list-item>
          <text:p text:style-name="P27">Eine Überschneidung der Unterrichtsstunden ist möglich, Unterrichtsstunden können unbeabsichtigt verdeckt werden</text:p>
        </text:list-item>
        <text:list-item>
          <text:p text:style-name="P27">Nur Farbe und Kürzel der Unterrichtsstunde werden in der Stundenplan Übersicht angezeigt, obwohl noch genug Platz für mehr Eigenschaften besteht</text:p>
        </text:list-item>
        <text:list-item>
          <text:p text:style-name="P27">Verschiedene Stunden können gleiche Farben haben trotz eingeschränkter Farbauswahl</text:p>
        </text:list-item>
        <text:list-item>
          <text:p text:style-name="P27">Farbe des Hintergrundes und des Textes kann gleich gewählt werden und man kann den Text nicht mehr erkennen</text:p>
        </text:list-item>
        <text:list-item>
          <text:p text:style-name="P27"><text:soft-page-break/>Beginn und Ende der Unterrichtsstunden wird weder angezeigt noch festgelegt</text:p>
        </text:list-item>
        <text:list-item>
          <text:p text:style-name="P27">Eine Unterrichtsstunde muss explizit gespeichert werden, passiert nicht automatisch bei einer Veränderung</text:p>
        </text:list-item>
        <text:list-item>
          <text:p text:style-name="P27">Das erstellen eines neuen Stundenplans überschreibt den alten Stundenplan mit allen vorher festgelegten Fächern</text:p>
        </text:list-item>
        <text:list-item>
          <text:p text:style-name="P27">Eine Verteilung der Fächer oder des Stundenplans ist nicht möglich</text:p>
        </text:list-item>
      </text:list>
      <text:p text:style-name="P5"/>
      <text:p text:style-name="P3">2.2.3 Anwendung 3:</text:p>
      <text:p text:style-name="P3"/>
      <text:list xml:id="list30482474" text:continue-list="list30492142" text:style-name="L7">
        <text:list-item>
          <text:p text:style-name="P24">Anwendungsname „Google Classroom “</text:p>
        </text:list-item>
        <text:list-item>
          <text:p text:style-name="P24">Herausgeber „Google Inc.“</text:p>
        </text:list-item>
        <text:list-item>
          <text:p text:style-name="P24">Bewertung im GooglePlay Store „4,1 Sterne“</text:p>
        </text:list-item>
        <text:list-item>
          <text:p text:style-name="P24">Downloadzahlen „ungefähr 1 Millionen“</text:p>
        </text:list-item>
      </text:list>
      <text:p text:style-name="P4"/>
      <text:p text:style-name="P4"/>
      <text:p text:style-name="P5">Positive Aspekte der Anwendungen 2:</text:p>
      <text:p text:style-name="P5"/>
      <text:p text:style-name="P5"/>
      <text:p text:style-name="P5">Negative Aspekte der Anwendungen 2:</text:p>
      <text:p text:style-name="P5"/>
      <text:list xml:id="list2317231556492172349" text:style-name="L13">
        <text:list-item>
          <text:p text:style-name="P18">Komplizierte Anmeldung Google for Education Konto + Google for Work Konto</text:p>
        </text:list-item>
        <text:list-item>
          <text:p text:style-name="P18">Diverse Zugriffsrechte, auf persönliche Daten, müssen Google zugeteilt werden, um die Classroom App zu verwenden</text:p>
        </text:list-item>
        <text:list-item>
          <text:p text:style-name="P18">Benutzt die Schule/Hochschule kein Google for Educaiton, dann kann die Classroom App einfach verwendet werden</text:p>
        </text:list-item>
        <text:list-item>
          <text:p text:style-name="P18">Google Classroom benötigt Zugriff auf die persönliche Schul-Domain E-Mail Adresse</text:p>
        </text:list-item>
        <text:list-item>
          <text:p text:style-name="P18">Keine Anmeldung mit einem Standard Google-Mail Konto möglich, wenn dieses kein Google for Education Konto ist</text:p>
        </text:list-item>
      </text:list>
      <text:p text:style-name="P5"/>
      <text:p text:style-name="P3">2.3 Was macht ein gutes Hausaufgabenheft aus?</text:p>
      <text:p text:style-name="P3"/>
      <text:p text:style-name="P4">Die in diesem Abschnitt definierte Darstellung der Eigenschaften eines guten Hausaufgabenheftes ist subjektiv und wird durch die in Kapitel <text:span text:style-name="T9"><text:s/></text:span>bestimmten Kriterien vorgenommen. </text:p>
      <text:p text:style-name="P4"/>
      <text:p text:style-name="P4">Die Analyse ähnlicher Softwarelösungen erbrachte folgende zusätzliche Eigenschaften, die nicht Teil der in „Analyse der Anwendungsfälle“ definierten Anwendungsfälle waren, für ein gutes Hausaufgabenheft. Prüfungen sollten zusätzlich zu Hausaufgaben in das Hausaufgabenheft eingetragen werden können. Prüfungen und Hausaufgaben sollten getrennte Ansichtsmöglichkeiten haben in denen entweder Prüfungen in den einzelnen Fächern oder Hausaufgaben dargestellt werden. Prüfungen und Hausaufgaben heben einen einstellbaren Alarm der die <text:soft-page-break/>Schülerinnen und Schüler auf eine bevorstehende Prüfung oder Hausaufgabe aufmerksam macht. Die Schulwebsite könnte über eine Referenzierung erreicht werden. Prüfungen und Hausaufgaben sollten mit Noten versehen werden. Zusätzlich sollten diese Notenlisten verwaltet werden können und automatisch den Gesamtdurchschnitt und den Durchschnitt der einzelnen Fächer berechnen. Die einzelnen Fächer haben spezielle festlegbare Farben die die Wiedererkennbarkeit verbessern. Fächer könnten um mehrere Eigenschaften ergänzt werden: Kürzel der Unterrichtsbezeichnung und der Lehrer für eine bessere Darstellung in Wochen oder Monatsansichten, einer E-Mailadresse und einer Telefonnummer des Lehrers. Die Navigation zwischen den einzelnen Aktivitäten der anderen Softwarelösungen wurde entweder mit dem Android Navigation Drawer oder dem <text:span text:style-name="T9">TAPPAGER? </text:span>Realisiert. Eingaben oder Auswahlmöglichkeiten des Benutzers müssen besonders validiert oder eingeschränkt werden, so werden Anwendungsfehler vermieden. Metadaten sollten von einer externen Quelle bezogen werden, um Fehlkonfigurationen durch die Schülerinnen und Schüler zu vermeiden. Metadaten sind z.B. die Unterrichtszeiten, die Pausenzeiten, die Ferien, welche Lehrer an der Schule Unterrichten und wie die Kontaktinformationen von den Lehrern lauten, welche Unterrichtstage im Schuljahr entfallen, die Unterrichtsdauer, welche Fächer an der Schule angeboten werden, welche Räume und Gebäude in dieser Schule existieren usw. Diese Metadaten werden dann beim Start des Hausaufgabenheftes direkt in die Anwendung geladen und benutzt. </text:p>
      <text:p text:style-name="P4"/>
      <text:p text:style-name="P4">Aus diesen Eigenschaften lassen sich wiederum neue Anwendungsfälle und Spezifikationen Formulieren.</text:p>
      <text:p text:style-name="P4"/>
      <text:p text:style-name="P4">Use-Cases: ...</text:p>
      <text:p text:style-name="P4"/>
      <text:p text:style-name="P3">2.4 Formulierung weiterer Anwendungsfälle auf Grund der Analyse ähnlicher Softwarelösungen:</text:p>
      <text:p text:style-name="P3"/>
      <text:p text:style-name="P3"/>
      <text:p text:style-name="P3"/>
      <text:p text:style-name="P3">2.5 Ausformulierung der Anwendungsfälle in Spezifikationen</text:p>
      <text:p text:style-name="P3"/>
      <text:p text:style-name="P3"/>
      <text:p text:style-name="P3">3 Konzeption und Implementierung</text:p>
      <text:p text:style-name="P3"/>
      <text:p text:style-name="P3">3.1 Entwicklungswerkzeuge </text:p>
      <text:p text:style-name="P3">Entwicklungsumgebung und Codeverbreitung</text:p>
      <text:p text:style-name="P3"/>
      <text:p text:style-name="P3">3.2 Konzeption</text:p>
      <text:p text:style-name="P3">UML Diagramme</text:p>
      <text:p text:style-name="P3"/>
      <text:p text:style-name="P3">3.3 Konkrete Implementierung der Konzepte und der Spezifikationen</text:p>
      <text:p text:style-name="P3"/>
      <text:p text:style-name="P3"><text:soft-page-break/>3.4 Alternative Implementierungen</text:p>
      <text:p text:style-name="P3"/>
      <text:p text:style-name="P3">4 Software-Validierung</text:p>
      <text:p text:style-name="P3"/>
      <text:p text:style-name="P3">Wie wird die Anwendung getestet oder wie kann die Anwendung getestet werden.</text:p>
      <text:p text:style-name="P3"/>
      <text:p text:style-name="P3"/>
      <text:p text:style-name="P3"/>
      <text:p text:style-name="P3"/>
      <text:p text:style-name="P3"/>
      <text:p text:style-name="P3"/>
      <text:p text:style-name="P3"/>
      <text:p text:style-name="P3">5 Kritik und Ausblick</text:p>
      <text:p text:style-name="P3"/>
      <text:p text:style-name="P4">In diesem Kapitel werden die Funktionsweisen der einzelnen Komponenten kritisch bewertet. Es soll festgestellt werden welche Funktionalitäten der Anwendung gut realisiert sind, bei welcher Funktionalität eine Verbesserung vorgenommen werden könnte und welche Spezifikationen ausreichend ausformuliert und zielführend waren. Zudem wird ein Ausblick in die Zukunft der Hausaufgabenheft-Anwendung geben, in diesem Ausblick wird gezeigt, wie Komponenten der Anwendung verändert werden und welche Funktionalitäten zukünftig hinzukommen. Die gesamte Anwendung soll von SharkNet aus verwendet werden können, da die Anwendung alle Informationen in der Wissensbasis von SharkNet speichert und nicht als eigenständige Anwendung geplant ist sondern als integrales Feature des SharkNet. </text:p>
      <text:p text:style-name="P3"/>
      <text:p text:style-name="P3">5.1 Kritik</text:p>
      <text:p text:style-name="P3"/>
      <text:p text:style-name="P3">5.2 Zukunft der Hausaufgabenheft-Anwendung</text:p>
      <text:p text:style-name="P3"/>
      <text:p text:style-name="P4"/>
      <text:p text:style-name="P4"><text:span text:style-name="T12">Die Eingliederung der Anwendung ins SharkNet:</text:span> </text:p>
      <text:p text:style-name="P4">Der Navigation Drawer des SharkNet soll eine zusätzliche Navigationsmöglichkeit erhalten. Diese Option könnte Hausaufgaben, Hausaufgabenheft, Hausaufgabenplaner oder Schulplaner heißen. Wählt man diese Navigationsfunktion so wird man auf die Startseite der Hausaufgabenheft-Anwendung geleitet. Betritt man die Startseite der Hausaufgabenheft-Anwendung zum ersten mal, dann gibt es mehrere Möglichkeiten der Implementierung. </text:p>
      <text:p text:style-name="P4"/>
      <text:list xml:id="list6173200282245274163" text:style-name="L14">
        <text:list-item>
          <text:p text:style-name="P28">Die Schülerin oder der Schüler legen ihre Mitschüler bzw. Klassenkameraden fest, dies setzt voraus, dass die Mitschüler als Kontakte in der Wissensbasis des SharkNets vorhanden sind, andernfalls müssten die Mitschüler nachträglich hinzugefügt werden. </text:p>
        </text:list-item>
        <text:list-item>
          <text:p text:style-name="P28">Die Schülerin oder der Schüler werden angewiesen beim ersten Start der Hausaufgabenheft-Anwendung ein Interesse einzutragen. Dieses Interesse <text:soft-page-break/>müsste eindeutig sein und die Klasse beschreiben. Jede Schülerin und jeder Schüler der das SharkNet benutzt und gleichzeitig exakt dieses Interesse angegeben hat, wird automatisch in die Klassengruppe hinzugefügt und synchronisiert sich mit den Hausaufgaben und Stundneplänen seiner Mitschüler.</text:p>
        </text:list-item>
      </text:list>
      <text:p text:style-name="P4"/>
      <text:p text:style-name="P4"/>
      <text:p text:style-name="P5">Allgemeine Designveränderung der Anwendung:</text:p>
      <text:p text:style-name="P4">Das Aussehen (Design) der Anwendung ist aktuell das eines Prototypen. Ist die Eingliederung der der Anwendung in das SharkNet abgeschlossen, dann wird auch das Prototypen Design und sämtliche Farben überarbeitet bzw. an das Design und die Farben des SharkNets angepasst. Diese Anpassung hat einen ganz bestimmten Vorteil: Die Hausaufgabenheft-Anwendung verliert ihren Stand-Alone Charakter und ihr eigenständiges Design und wird direkt in das Design und die Struktur des SharkNets integriert. Ist die Vollendung der Designveränderung abgeschlossen, dann sollte die Hausaufgabenheft-Anwendung nicht mehr vom SharkNet unterschieden werden können. Veranschaulichen wir diesen Gedanken an Hand eines Bildvergleiches. Links ist das Design des aktuellen Prototypen der Hausaufgabenheft-Anwendung und rechts ist das Zukünftige Design der Anwendungen. </text:p>
      <text:p text:style-name="P4"/>
      <text:p text:style-name="P4">Links:<text:tab/><text:tab/><text:tab/><text:tab/><text:tab/><text:tab/>Rechts:</text:p>
      <text:p text:style-name="P4">Bild <text:tab/><text:tab/><text:tab/><text:tab/><text:tab/><text:tab/><text:tab/>Bild</text:p>
      <text:p text:style-name="P4"/>
      <text:p text:style-name="P4">Wird die Hausaufgabenheft-Anwendung somit designtechnisch in das Design des SharkNets integriert? Diese Frage wird am besten beantwortet, wenn man das Zukunftsdesign der Anwendung mit den aktuellen Designs des SharkNet vergleicht:</text:p>
      <text:p text:style-name="P4"/>
      <text:p text:style-name="P4">Zukunftsdesign der Hausaufgabenheft-Anwendung:</text:p>
      <text:p text:style-name="P4">Bild</text:p>
      <text:p text:style-name="P4"/>
      <text:p text:style-name="P4">Design des SharkNets:</text:p>
      <text:p text:style-name="P4">Bild<text:tab/><text:tab/><text:tab/><text:tab/>Bild <text:tab/><text:tab/><text:tab/><text:tab/>Bild</text:p>
      <text:p text:style-name="P4"/>
      <text:p text:style-name="P5">Detailbeschreibung der Designveränderung:</text:p>
      <text:p text:style-name="P4">Welche Hauptveränderungen werden vorgenommen? Das SharkNet Design nutzt einige Elemente aus dem Google Material-Design <text:s/><text:span text:style-name="T9">//TODO add examples.</text:span></text:p>
      <text:p text:style-name="P4">Jede Aktivität der Hausaufgabenheft-Anwendung wird mit einer App Bar ausgestattet. Diese App Bar bietet dann passend zur aktuellen Aktivität Auswahloptionen an. Unter anderem wird das bisherige Kontext Menu „<text:span text:style-name="T9">3 Punkte Menü Bild einfügen</text:span>“ Bestandteil der App Bar. Befindet man sich gerade in der Hausaufgabenansicht einer einzelnen speziellen Hausaufgabe, die zu einem bestimmten Datum fällig wird, dann bietet die App Bar auch einen „Backspace Pfeil“ an, dieser Pfeil Navigiert den Benutzer wieder in die vorherige Aktivität. </text:p>
      <text:p text:style-name="P4"/>
      <text:p text:style-name="P4"><text:soft-page-break/>Die Ansicht einer einzelnen Hausaufgabe oder einer Hausaufgabe oder Prüfung erhält noch weitere Anpassungen. Die Erstellung der Aufgabenstellung wird getrennt von der Erstellung der Lösungen. Aufgabenstellungen und Lösungen erhalten jeweils ihre eigene Ansicht. Wie die Schülerin oder der Schüler zwischen den beiden getrennten Ansichten Navigiert ist noch nicht festgelegt. Es unterscheiden sich folgende drei Implementierungsmöglichkeiten:</text:p>
      <text:p text:style-name="P4"/>
      <text:list xml:id="list3485804430018239581" text:style-name="L15">
        <text:list-item>
          <text:p text:style-name="P29">Die Navigation zwischen der Aufgabenstellungsansicht und der Lösungsansicht wird in das Kontextmenü der App Bar integriert.</text:p>
        </text:list-item>
        <text:list-item>
          <text:p text:style-name="P29">Die App Bar wird mit zwei „Tabs“ ausgestattet. Ein Tab symbolisiert die Aufgabenstellungsansicht und der andere Tab symbolisiert die Lösungsansicht. Zwischen diesen Tabs kann wie zwischen den Fragmenten mit einer wischenden Fingergeste gewechselt werden.</text:p>
        </text:list-item>
        <text:list-item>
          <text:p text:style-name="P29">Eine Spinner Aktion wird in die App Bar integriert. Der Spinner ist eine Art vordefinierter Auswahlassistent. Der Spinner wird so konfiguriert, dass er bei Aktivierung durch den Benutzer 2 Optionen Anzeigt (Aufgabenstellungsansicht oder Lösungsansicht).</text:p>
        </text:list-item>
      </text:list>
      <text:p text:style-name="P4"><text:s/></text:p>
      <text:p text:style-name="P4"/>
      <text:p text:style-name="P4">BILD</text:p>
      <text:p text:style-name="P4">Veranschaulichung der Implementierungsmöglichkeit 1(Bildunterschrift):</text:p>
      <text:p text:style-name="P4"/>
      <text:p text:style-name="P4">BILD</text:p>
      <text:p text:style-name="P4">Veranschaulichung der Implementierungsmöglichkeit 2(Bildunterschrift):</text:p>
      <text:p text:style-name="P4"/>
      <text:p text:style-name="P4">BILD</text:p>
      <text:p text:style-name="P4">Veranschaulichung der Implementierungsmöglichkeit 3(Bildunterschrift):</text:p>
      <text:p text:style-name="P3"/>
      <text:p text:style-name="P4">Weiterer Veränderungen der Hausaufgaben </text:p>
      <text:p text:style-name="P3"/>
      <text:p text:style-name="P3"/>
      <text:p text:style-name="P5">Zukünftige Funktionalitäten der Hausaufgabenheft-Anwendung:</text:p>
      <text:p text:style-name="P3"/>
      <text:p text:style-name="P4">Die Stundenplan-Ansicht die aktuell aus einer Tagesansicht des Stundenplans besteht, wird zukünftig mit weiteren Ansichtsmöglichkeiten ausgestattet. Eine Wochenansicht wird hinzugefügt. Diese Wochenansicht bietet mehr Übersicht auf einer Seite über die gesamte Schulwoche als eine Tagesansicht, wird dafür aber vielleicht an Informationen sparen müssen, auf Grund des geringeren Platzes, die in einer Tages-Ansicht angezeigt werden können. Die Monatsansicht veranschaulicht einen kompletten Schulmonat auf einer Seite, beinhaltet dafür noch weniger Informationen eines konkreten Tages. Wochen- und Monatsansicht sollten nur die wichtigsten Informationen anzeigen z.B. wie viele Hausaufgaben hat die Schülerin oder der Schüler an diesem Tag auf. Die Anzahl der Hausaufgaben könnte in der Monatsansicht durch einen Farbigen Punkt symbolisiert werden. Ist der Punkt in einem Tag der Monatsansicht grün, sind nur wenige Hausaufgaben auf, ist der Punkt <text:soft-page-break/>rot, so hat die Schülerin oder der Schüler besonders viele Hausaufgaben an diesem Tag auf und wenn kein Punkt an diesem Tag ist, dann sind an diesem Tag keine Hausaufgaben geplant. </text:p>
      <text:p text:style-name="P4"/>
      <text:p text:style-name="P4">Die Stundenplan-Ansicht soll neben den Tages-, Wochen- und Monatsansichten noch Ansichten für Hausaufgaben und Prüfungen erhalten. Stundenplan-Hausaufgabenansichten zeigen in Form einer Liste, auf einer einzigen scrollbaren Seite, alle Hausaufgaben, mit den einzelnen Fächerbezeichnungen, und Fälligkeitsdaten <text:s/>der Hausaufgaben an. Die Hausaufgaben sind Chronologisch geordnet d.h. die Hausaufgabe die als nächstes fällig werden würde, steht an oberster Stelle und die Hausaufgabe für die noch am meisten Zeit bleibt steht an unterster Stelle der Stundenplan-Hausaufgabenansicht-Liste. Die Prüfungsansicht verhält sich exakt wie die Hausaufgabenansicht mit dem unterschied, dass in ihr nur Prüfungen statt Hausaufgaben angezeigt werden. </text:p>
      <text:p text:style-name="P4"/>
      <text:p text:style-name="P4">Eine Prüfung wird ähnlich wie eine Hausaufgabe erstellt werden können, unter Umständen wird eine Prüfung erstellt indem bei der Erstellung einer Hausaufgabe ein Auswahlfeld markiert wird, welches die Hausaufgabe als Prüfung klassifiziert. Letztlich unterscheidet sich eine Hausaufgabe kaum von einer Prüfung. Hausaufgaben und Prüfungen haben beide ein Fälligkeitsdatum, also ein Datum an dem die Prüfung geschrieben wird oder die Hausaufgabe abgegeben werden muss. Aufgabenstellungen und Lösungen sind sowohl für Hausaufgaben als auch für Prüfungen relevant. Eine Aufgabenstellung einer Prüfung wird nicht die Prüfungsaufgabe sein, sondern allgemeiner Unterrichtsmaterial der sich zum Thema bezieht und die Lösungen beziehen sich dann auf die eingestellten Aufgabenstellungen zum Unterrichtsmaterial. So können sich die Schülerinnen und Schüler auf ihre Prüfungen vorbereiten und zusammen Übungsaufgaben lösen und vergleichen. </text:p>
      <text:p text:style-name="P3"/>
      <text:p text:style-name="P4">Die Stundenplan-Hausaufgabenansicht unterscheidet sich von der Hausaufgabenansicht, welche eine konkrete Hausaufgabe zu einem bestimmten Datum anzeigt. Auf diese Weise unterscheidet sich auch die Stundenplan-Prüfungsansicht von der zukünftigen Prüfungsansicht, welche eine konkrete Prüfung zu einem bestimmten Datum anzeigt. Die Hausaufgaben- und Prüfungsansicht, welche sich auf ein Konkretes Datum beziehen wird fortan als Konkrete-Hausaufgabenansicht bzw. Prüfungsansicht bezeichnet. Vielmehr kann die Stundenplan-Hausaufgabenansicht als „Elternteil“ verstanden werden, diese „Elternansicht“ verweist auf alle Konkreten-Hausaufgabenansichten „Kinderansichten“ die existieren, somit sind die Konkreten-Ansichten die <text:s/>„Kinder der Elternansicht“. Aus diesem Grund kann von einer Kinderansicht auch mit einem „Backspace“ oder Zurück-Pfeil der App Bar, in die Elternansicht zurück navigiert werden, aber nicht umgekehrt.</text:p>
      <text:p text:style-name="P4"/>
      <text:p text:style-name="P4">Die Konkreten-Ansichten</text:p>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2"/>
      <text:p text:style-name="P3">Mindestens 30 Seiten bis hierher in gekürzter Form !</text:p>
      <text:p text:style-name="P3"/>
      <text:p text:style-name="P3">6 Grafiken und Programmcode</text:p>
      <text:p text:style-name="P3"/>
      <text:p text:style-name="P3">7 Glossar</text:p>
      <text:p text:style-name="P3"/>
      <text:p text:style-name="P3">8 Literatur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1DT7H49M43S</meta:editing-duration>
    <meta:editing-cycles>19</meta:editing-cycles>
    <meta:generator>OpenOffice/4.1.2$Win32 OpenOffice.org_project/412m3$Build-9782</meta:generator>
    <dc:date>2016-08-05T10:30:47.81</dc:date>
    <meta:document-statistic meta:table-count="0" meta:image-count="0" meta:object-count="0" meta:page-count="19" meta:paragraph-count="214" meta:word-count="5591" meta:character-count="43393"/>
    <meta:user-defined meta:name="Info 1"/>
    <meta:user-defined meta:name="Info 2"/>
    <meta:user-defined meta:name="Info 3"/>
    <meta:user-defined meta:name="Info 4"/>
  </office:meta>
</office:document-meta>
</file>